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999999" draw:marker-start-width="0.359cm" draw:marker-end-width="0.359cm" draw:fill-color="#ffffff" draw:textarea-horizontal-align="justify" draw:textarea-vertical-align="middle" draw:auto-grow-height="false" fo:min-height="16.058cm" fo:min-width="9.651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999999" draw:marker-start-width="0.359cm" draw:marker-end-width="0.359cm" draw:fill-color="#666666" draw:textarea-horizontal-align="justify" draw:textarea-vertical-align="middle" draw:auto-grow-height="false" fo:min-height="3.348cm" fo:min-width="9.545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999999" draw:marker-start-width="0.359cm" draw:marker-end-width="0.359cm" draw:fill-color="#eeeeee" draw:textarea-horizontal-align="justify" draw:textarea-vertical-align="middle" draw:auto-grow-height="false" fo:min-height="5.464cm" fo:min-width="9.545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999999" draw:marker-start-width="0.359cm" draw:marker-end-width="0.359cm" draw:fill-color="#dddddd" draw:textarea-horizontal-align="justify" draw:textarea-vertical-align="middle" draw:auto-grow-height="false" fo:min-height="1.617cm" fo:min-width="9.545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999999" draw:marker-start-width="0.359cm" draw:marker-end-width="0.359cm" draw:fill-color="#e6e6ff" draw:textarea-horizontal-align="justify" draw:textarea-vertical-align="middle" draw:auto-grow-height="false" fo:min-height="2.988cm" fo:min-width="9.545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999999" draw:marker-start-width="0.359cm" draw:marker-end-width="0.359cm" draw:fill-color="#ffffff" draw:textarea-horizontal-align="justify" draw:textarea-vertical-align="middle" draw:auto-grow-height="false" fo:min-height="15.952cm" fo:min-width="9.545cm" fo:padding-top="0.178cm" fo:padding-bottom="0.178cm" fo:padding-left="0.303cm" fo:padding-right="0.303cm"/>
    </style:style>
    <style:style style:name="gr7" style:family="graphic" style:parent-style-name="standard">
      <style:graphic-properties draw:stroke="none" draw:stroke-dash="Fine_20_Dashed" svg:stroke-width="0.106cm" svg:stroke-color="#999999" draw:marker-start-width="0.359cm" draw:marker-end-width="0.359cm" draw:fill="none" draw:fill-color="#ffff99" draw:textarea-horizontal-align="justify" draw:textarea-vertical-align="middle" draw:auto-grow-height="false" fo:min-height="2.484cm" fo:min-width="9.545cm" fo:padding-top="0.178cm" fo:padding-bottom="0.178cm" fo:padding-left="0.303cm" fo:padding-right="0.303cm"/>
    </style:style>
    <style:style style:name="gr8" style:family="graphic" style:parent-style-name="standard">
      <style:graphic-properties draw:stroke="dash" draw:stroke-dash="Fine_20_Dashed" svg:stroke-width="0.106cm" svg:stroke-color="#999999" draw:marker-start-width="0.359cm" draw:marker-end-width="0.359cm" draw:fill-color="#ffff99" draw:textarea-horizontal-align="justify" draw:textarea-vertical-align="middle" draw:auto-grow-height="false" fo:min-height="2.484cm" fo:min-width="9.545cm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999999" draw:marker-start-width="0.359cm" draw:marker-end-width="0.359cm" draw:fill-color="#eeeeee" draw:textarea-horizontal-align="justify" draw:textarea-vertical-align="middle" draw:auto-grow-height="false" fo:min-height="3.733cm" fo:min-width="9.545cm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999999" draw:marker-start-width="0.359cm" draw:marker-end-width="0.359cm" draw:fill-color="#dddddd" draw:textarea-horizontal-align="justify" draw:textarea-vertical-align="middle" draw:auto-grow-height="false" fo:min-height="1.955cm" fo:min-width="9.545cm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999999" draw:marker-start-width="0.359cm" draw:marker-end-width="0.359cm" draw:fill-color="#e6e6ff" draw:textarea-horizontal-align="justify" draw:textarea-vertical-align="middle" draw:auto-grow-height="false" fo:min-height="1.327cm" fo:min-width="9.545cm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999999" draw:marker-start-width="0.359cm" draw:marker-end-width="0.359cm" draw:fill-color="#e6e6ff" draw:textarea-horizontal-align="justify" draw:textarea-vertical-align="middle" draw:auto-grow-height="false" fo:min-height="1.279cm" fo:min-width="9.545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999999" draw:marker-start-width="0.359cm" draw:marker-end-width="0.359cm" draw:fill-color="#ffffff" draw:textarea-horizontal-align="justify" draw:textarea-vertical-align="middle" draw:auto-grow-height="false" fo:min-height="15.06cm" fo:min-width="9.545cm" fo:padding-top="0.178cm" fo:padding-bottom="0.178cm" fo:padding-left="0.303cm" fo:padding-right="0.303cm"/>
    </style:style>
    <style:style style:name="gr14" style:family="graphic" style:parent-style-name="standard">
      <style:graphic-properties svg:stroke-width="0.106cm" svg:stroke-color="#999999" draw:marker-start-width="0.359cm" draw:marker-end-width="0.359cm" draw:fill-color="#666666" draw:textarea-horizontal-align="justify" draw:textarea-vertical-align="middle" draw:auto-grow-height="false" fo:min-height="2.723cm" fo:min-width="9.545cm" fo:padding-top="0.178cm" fo:padding-bottom="0.178cm" fo:padding-left="0.303cm" fo:padding-right="0.303cm"/>
    </style:style>
    <style:style style:name="gr15" style:family="graphic" style:parent-style-name="standard">
      <style:graphic-properties svg:stroke-width="0.106cm" svg:stroke-color="#999999" draw:marker-start-width="0.359cm" draw:marker-end-width="0.359cm" draw:fill="none" draw:fill-color="#dddddd" draw:textarea-horizontal-align="justify" draw:textarea-vertical-align="middle" draw:auto-grow-height="false" fo:min-height="1.183cm" fo:min-width="9.545cm" fo:padding-top="0.178cm" fo:padding-bottom="0.178cm" fo:padding-left="0.303cm" fo:padding-right="0.303cm"/>
    </style:style>
    <style:style style:name="gr16" style:family="graphic" style:parent-style-name="standard">
      <style:graphic-properties svg:stroke-width="0.106cm" svg:stroke-color="#999999" draw:marker-start-width="0.359cm" draw:marker-end-width="0.359cm" draw:fill-color="#eeeeee" draw:textarea-horizontal-align="justify" draw:textarea-vertical-align="middle" draw:auto-grow-height="false" fo:min-height="1.183cm" fo:min-width="9.545cm" fo:padding-top="0.178cm" fo:padding-bottom="0.178cm" fo:padding-left="0.303cm" fo:padding-right="0.303cm"/>
    </style:style>
    <style:style style:name="gr17" style:family="graphic" style:parent-style-name="standard">
      <style:graphic-properties svg:stroke-width="0.106cm" svg:stroke-color="#999999" draw:marker-start-width="0.359cm" draw:marker-end-width="0.359cm" draw:fill-color="#dddddd" draw:textarea-horizontal-align="justify" draw:textarea-vertical-align="middle" draw:auto-grow-height="false" fo:min-height="1.183cm" fo:min-width="9.545cm" fo:padding-top="0.178cm" fo:padding-bottom="0.178cm" fo:padding-left="0.303cm" fo:padding-right="0.303cm"/>
    </style:style>
    <style:style style:name="gr18" style:family="graphic" style:parent-style-name="standard">
      <style:graphic-properties svg:stroke-width="0.106cm" svg:stroke-color="#999999" draw:marker-start-width="0.359cm" draw:marker-end-width="0.359cm" draw:fill-color="#e6e6ff" draw:textarea-horizontal-align="justify" draw:textarea-vertical-align="middle" draw:auto-grow-height="false" fo:min-height="1.183cm" fo:min-width="9.545cm" fo:padding-top="0.178cm" fo:padding-bottom="0.178cm" fo:padding-left="0.303cm" fo:padding-right="0.303cm"/>
    </style:style>
    <style:style style:name="gr19" style:family="graphic" style:parent-style-name="standard">
      <style:graphic-properties svg:stroke-width="0.106cm" svg:stroke-color="#999999" draw:marker-start-width="0.359cm" draw:marker-end-width="0.359cm" draw:fill="none" draw:fill-color="#666666" draw:textarea-horizontal-align="justify" draw:textarea-vertical-align="middle" draw:auto-grow-height="false" fo:min-height="2.723cm" fo:min-width="9.545cm" fo:padding-top="0.178cm" fo:padding-bottom="0.178cm" fo:padding-left="0.303cm" fo:padding-right="0.303cm"/>
    </style:style>
    <style:style style:name="P1" style:family="paragraph">
      <loext:graphic-properties draw:fill-color="#ffffff"/>
      <style:paragraph-properties fo:text-align="center"/>
      <style:text-properties style:font-name="Liberation Mono1" fo:font-size="36pt"/>
    </style:style>
    <style:style style:name="P2" style:family="paragraph">
      <style:paragraph-properties fo:text-align="center"/>
    </style:style>
    <style:style style:name="P3" style:family="paragraph">
      <loext:graphic-properties draw:fill-color="#666666"/>
      <style:paragraph-properties fo:text-align="center"/>
      <style:text-properties fo:color="#ffffff" style:font-name="Liberation Mono1" fo:font-size="36pt" style:font-size-asian="40pt" style:font-size-complex="40pt"/>
    </style:style>
    <style:style style:name="P4" style:family="paragraph">
      <loext:graphic-properties draw:fill-color="#eeeeee"/>
      <style:paragraph-properties fo:text-align="center"/>
      <style:text-properties style:font-name="Liberation Mono1" fo:font-size="36pt" style:font-size-asian="40pt" style:font-size-complex="40pt"/>
    </style:style>
    <style:style style:name="P5" style:family="paragraph">
      <loext:graphic-properties draw:fill-color="#dddddd"/>
      <style:paragraph-properties fo:text-align="center"/>
      <style:text-properties style:font-name="Liberation Mono1" fo:font-size="36pt" style:font-size-asian="40pt" style:font-size-complex="40pt"/>
    </style:style>
    <style:style style:name="P6" style:family="paragraph">
      <loext:graphic-properties draw:fill-color="#e6e6ff"/>
      <style:paragraph-properties fo:text-align="center"/>
      <style:text-properties style:font-name="Liberation Mono1" fo:font-size="36pt" style:font-size-asian="40pt" style:font-size-complex="40pt"/>
    </style:style>
    <style:style style:name="P7" style:family="paragraph">
      <style:paragraph-properties fo:text-align="center"/>
      <style:text-properties fo:font-size="36pt"/>
    </style:style>
    <style:style style:name="P8" style:family="paragraph">
      <loext:graphic-properties draw:fill="none" draw:fill-color="#ffff99"/>
      <style:paragraph-properties fo:text-align="center"/>
      <style:text-properties style:font-name="Liberation Mono1" fo:font-size="36pt" style:font-size-asian="40pt" style:font-size-complex="40pt"/>
    </style:style>
    <style:style style:name="P9" style:family="paragraph">
      <loext:graphic-properties draw:fill-color="#ffff99"/>
      <style:paragraph-properties fo:text-align="center"/>
      <style:text-properties style:font-name="Liberation Mono1" fo:font-size="36pt" style:font-size-asian="40pt" style:font-size-complex="40pt"/>
    </style:style>
    <style:style style:name="P10" style:family="paragraph">
      <loext:graphic-properties draw:fill="none" draw:fill-color="#dddddd"/>
      <style:paragraph-properties fo:text-align="center"/>
      <style:text-properties style:font-name="Liberation Mono1" fo:font-size="36pt" style:font-size-asian="40pt" style:font-size-complex="40pt"/>
    </style:style>
    <style:style style:name="P11" style:family="paragraph">
      <loext:graphic-properties draw:fill="none" draw:fill-color="#666666"/>
      <style:paragraph-properties fo:text-align="center"/>
      <style:text-properties fo:color="#ffffff" style:font-name="Liberation Mono1" fo:font-size="36pt" style:font-size-asian="40pt" style:font-size-complex="40pt"/>
    </style:style>
    <style:style style:name="T1" style:family="text">
      <style:text-properties fo:color="#ffffff" style:font-name="Liberation Mono1" fo:font-size="36pt" style:font-size-asian="40pt" style:font-size-complex="40pt"/>
    </style:style>
    <style:style style:name="T2" style:family="text">
      <style:text-properties style:font-name="Liberation Mono1" fo:font-size="36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51cm" svg:height="16.308cm" svg:x="6.109cm" svg:y="6.2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151cm" svg:height="3.704cm" svg:x="6.109cm" svg:y="6.206cm">
          <text:p text:style-name="P2"><text:span text:style-name="T1">Kerne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0.151cm" svg:height="5.82cm" svg:x="6.109cm" svg:y="9.91cm">
          <text:p text:style-name="P2"><text:span text:style-name="T2">P1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0.151cm" svg:height="1.973cm" svg:x="6.109cm" svg:y="15.73cm">
          <text:p text:style-name="P2"><text:span text:style-name="T2">P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0.151cm" svg:height="3.344cm" svg:x="6.109cm" svg:y="17.63cm">
          <text:p text:style-name="P2"><text:span text:style-name="T2">P3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6" draw:text-style-name="P1" draw:layer="layout" svg:width="10.151cm" svg:height="16.308cm" svg:x="1.587cm" svg:y="3.6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151cm" svg:height="3.704cm" svg:x="1.587cm" svg:y="3.656cm">
          <text:p text:style-name="P7"><text:span text:style-name="T1">Kerne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0.151cm" svg:height="5.82cm" svg:x="1.587cm" svg:y="7.36cm">
          <text:p text:style-name="P7"><text:span text:style-name="T2">P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0.151cm" svg:height="3.344cm" svg:x="1.587cm" svg:y="15.08cm">
          <text:p text:style-name="P7"><text:span text:style-name="T2">P3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0.151cm" svg:height="2.84cm" svg:x="12.459cm" svg:y="17.791cm">
          <text:p text:style-name="P7"><text:span text:style-name="T2"/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6" draw:text-style-name="P1" draw:layer="layout" svg:width="10.151cm" svg:height="16.308cm" svg:x="1.587cm" svg:y="3.6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151cm" svg:height="3.704cm" svg:x="1.587cm" svg:y="3.656cm">
          <text:p text:style-name="P7"><text:span text:style-name="T1">Kerne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0.151cm" svg:height="5.82cm" svg:x="1.587cm" svg:y="7.36cm">
          <text:p text:style-name="P7"><text:span text:style-name="T2">P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0.151cm" svg:height="3.344cm" svg:x="1.587cm" svg:y="15.08cm">
          <text:p text:style-name="P7"><text:span text:style-name="T2">P3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0.151cm" svg:height="2.84cm" svg:x="12.459cm" svg:y="17.791cm">
          <text:p text:style-name="P7"><text:span text:style-name="T2">P4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6" draw:text-style-name="P1" draw:layer="layout" svg:width="10.151cm" svg:height="16.308cm" svg:x="1.587cm" svg:y="3.6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151cm" svg:height="3.704cm" svg:x="1.587cm" svg:y="3.656cm">
          <text:p text:style-name="P7"><text:span text:style-name="T1">Kerne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0.151cm" svg:height="5.82cm" svg:x="1.587cm" svg:y="7.36cm">
          <text:p text:style-name="P7"><text:span text:style-name="T2">P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0.151cm" svg:height="3.344cm" svg:x="1.587cm" svg:y="15.08cm">
          <text:p text:style-name="P7"><text:span text:style-name="T2">P3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0.151cm" svg:height="2.84cm" svg:x="12.459cm" svg:y="12.891cm">
          <text:p text:style-name="P7"><text:span text:style-name="T2">P4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0.151cm" svg:height="2.84cm" svg:x="12.459cm" svg:y="17.791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6" draw:text-style-name="P1" draw:layer="layout" svg:width="10.151cm" svg:height="16.308cm" svg:x="6.085cm" svg:y="6.2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151cm" svg:height="3.704cm" svg:x="6.085cm" svg:y="6.206cm">
          <text:p text:style-name="P2"><text:span text:style-name="T1">Kerne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0.151cm" svg:height="4.089cm" svg:x="6.085cm" svg:y="9.91cm">
          <text:p text:style-name="P2"><text:span text:style-name="T2">P1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0.151cm" svg:height="2.311cm" svg:x="6.085cm" svg:y="16.452cm">
          <text:p text:style-name="P2"><text:span text:style-name="T2">P2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0.151cm" svg:height="1.683cm" svg:x="6.085cm" svg:y="19.291cm">
          <text:p text:style-name="P2"><text:span text:style-name="T2">P3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0.151cm" svg:height="1.973cm" svg:x="6.085cm" svg:y="20.974cm">
          <text:p text:style-name="P2"><text:span text:style-name="T2">P2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0.151cm" svg:height="1.635cm" svg:x="6.085cm" svg:y="14.288cm">
          <text:p text:style-name="P2"><text:span text:style-name="T2">P3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13" draw:text-style-name="P1" draw:layer="layout" svg:width="10.151cm" svg:height="15.416cm" svg:x="6.109cm" svg:y="6.83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0.151cm" svg:height="3.079cm" svg:x="6.109cm" svg:y="6.831cm">
          <text:p text:style-name="P2"><text:span text:style-name="T1">Ker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10.151cm" svg:height="1.539cm" svg:x="6.109cm" svg:y="8.371cm"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0.151cm" svg:height="1.539cm" svg:x="6.109cm" svg:y="9.91cm">
          <text:p text:style-name="P2"><text:span text:style-name="T2">P1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0.151cm" svg:height="1.539cm" svg:x="6.109cm" svg:y="19.169cm">
          <text:p text:style-name="P2"><text:span text:style-name="T2">P2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10.151cm" svg:height="1.539cm" svg:x="6.109cm" svg:y="20.708cm">
          <text:p text:style-name="P2"><text:span text:style-name="T2">P3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0.151cm" svg:height="1.539cm" svg:x="6.109cm" svg:y="12.988cm">
          <text:p text:style-name="P2"><text:span text:style-name="T2">P1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0.151cm" svg:height="1.539cm" svg:x="6.109cm" svg:y="17.63cm">
          <text:p text:style-name="P2"><text:span text:style-name="T2">P1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10.151cm" svg:height="1.539cm" svg:x="6.109cm" svg:y="16.066cm">
          <text:p text:style-name="P2"><text:span text:style-name="T2">P3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0.151cm" svg:height="1.539cm" svg:x="6.109cm" svg:y="11.449cm">
          <text:p text:style-name="P2"><text:span text:style-name="T2">P2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10.151cm" svg:height="3.079cm" svg:x="6.109cm" svg:y="6.831cm">
          <text:p text:style-name="P2"><text:span text:style-name="T1">Kernel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o Grosclaude</meta:initial-creator>
    <meta:creation-date>2016-06-02T23:38:34.085350572</meta:creation-date>
    <dc:date>2016-06-06T08:17:17.566407563</dc:date>
    <dc:creator>Eduardo Grosclaude</dc:creator>
    <meta:editing-duration>PT22H50M8S</meta:editing-duration>
    <meta:editing-cycles>9</meta:editing-cycles>
    <meta:generator>LibreOffice/5.0.4.2$Linux_X86_64 LibreOffice_project/2b9802c1994aa0b7dc6079e128979269cf95bc78</meta:generator>
    <meta:document-statistic meta:object-count="39"/>
  </office:meta>
</office:document-meta>
</file>